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default-cell-style-name="ce1"/>
        <table:table-column table:style-name="co3" table:number-columns-repeated="1019" table:default-cell-style-name="ce1"/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1">
            <text:p>Remove colunas</text:p>
          </table:table-cell>
          <table:covered-table-cell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Normalizacao</text:p>
          </table:table-cell>
          <table:table-cell table:style-name="ce3" office:value-type="string" calcext:value-type="string">
            <text:p>Normalização 2</text:p>
          </table:table-cell>
          <table:table-cell table:style-name="ce3" office:value-type="string" calcext:value-type="string">
            <text:p>Normalizacao</text:p>
          </table:table-cell>
          <table:table-cell table:style-name="ce3" office:value-type="string" calcext:value-type="string">
            <text:p>Normalização 2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82.476" calcext:value-type="float">
            <text:p>82.476</text:p>
          </table:table-cell>
          <table:table-cell table:style-name="ce5" office:value-type="float" office:value="88.762" calcext:value-type="float">
            <text:p>88.762</text:p>
          </table:table-cell>
          <table:table-cell table:style-name="ce5" office:value-type="float" office:value="93.333" calcext:value-type="float">
            <text:p>93.333</text:p>
          </table:table-cell>
          <table:table-cell table:style-name="ce3" office:value-type="float" office:value="93.429" calcext:value-type="float">
            <text:p>93.429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83.333" calcext:value-type="float">
            <text:p>83.333</text:p>
          </table:table-cell>
          <table:table-cell table:style-name="ce5" office:value-type="float" office:value="81.619" calcext:value-type="float">
            <text:p>81.619</text:p>
          </table:table-cell>
          <table:table-cell table:style-name="ce5" office:value-type="float" office:value="93.81" calcext:value-type="float">
            <text:p>93.81</text:p>
          </table:table-cell>
          <table:table-cell table:style-name="ce3" office:value-type="float" office:value="93.333" calcext:value-type="float">
            <text:p>93.333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81.905" calcext:value-type="float">
            <text:p>81.905</text:p>
          </table:table-cell>
          <table:table-cell table:style-name="ce5" office:value-type="float" office:value="87.524" calcext:value-type="float">
            <text:p>87.524</text:p>
          </table:table-cell>
          <table:table-cell table:style-name="ce5" office:value-type="float" office:value="93.619" calcext:value-type="float">
            <text:p>93.619</text:p>
          </table:table-cell>
          <table:table-cell table:style-name="ce3" office:value-type="float" office:value="93.714" calcext:value-type="float">
            <text:p>93.714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83.333" calcext:value-type="float">
            <text:p>83.333</text:p>
          </table:table-cell>
          <table:table-cell table:style-name="ce5" office:value-type="float" office:value="87.619" calcext:value-type="float">
            <text:p>87.619</text:p>
          </table:table-cell>
          <table:table-cell table:style-name="ce5" office:value-type="float" office:value="94.095" calcext:value-type="float">
            <text:p>94.095</text:p>
          </table:table-cell>
          <table:table-cell table:style-name="ce3" office:value-type="float" office:value="93.048" calcext:value-type="float">
            <text:p>93.048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81.905" calcext:value-type="float">
            <text:p>81.905</text:p>
          </table:table-cell>
          <table:table-cell table:style-name="ce5" office:value-type="float" office:value="89.333" calcext:value-type="float">
            <text:p>89.333</text:p>
          </table:table-cell>
          <table:table-cell table:style-name="ce5" office:value-type="float" office:value="93.81" calcext:value-type="float">
            <text:p>93.81</text:p>
          </table:table-cell>
          <table:table-cell table:style-name="ce3" office:value-type="float" office:value="93.81" calcext:value-type="float">
            <text:p>93.81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81.81" calcext:value-type="float">
            <text:p>81.81</text:p>
          </table:table-cell>
          <table:table-cell table:style-name="ce5" office:value-type="float" office:value="88.286" calcext:value-type="float">
            <text:p>88.286</text:p>
          </table:table-cell>
          <table:table-cell table:style-name="ce5" office:value-type="float" office:value="93.905" calcext:value-type="float">
            <text:p>93.905</text:p>
          </table:table-cell>
          <table:table-cell table:style-name="ce3" office:value-type="float" office:value="93.238" calcext:value-type="float">
            <text:p>93.238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84.095" calcext:value-type="float">
            <text:p>84.095</text:p>
          </table:table-cell>
          <table:table-cell table:style-name="ce5" office:value-type="float" office:value="87.333" calcext:value-type="float">
            <text:p>87.333</text:p>
          </table:table-cell>
          <table:table-cell table:style-name="ce5" office:value-type="float" office:value="93.905" calcext:value-type="float">
            <text:p>93.905</text:p>
          </table:table-cell>
          <table:table-cell table:style-name="ce3" office:value-type="float" office:value="92.857" calcext:value-type="float">
            <text:p>92.857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83.048" calcext:value-type="float">
            <text:p>83.048</text:p>
          </table:table-cell>
          <table:table-cell table:style-name="ce5" office:value-type="float" office:value="87.571" calcext:value-type="float">
            <text:p>87.571</text:p>
          </table:table-cell>
          <table:table-cell table:style-name="ce5" office:value-type="float" office:value="94.19" calcext:value-type="float">
            <text:p>94.19</text:p>
          </table:table-cell>
          <table:table-cell table:style-name="ce3" office:value-type="float" office:value="92.762" calcext:value-type="float">
            <text:p>92.762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83.81" calcext:value-type="float">
            <text:p>83.81</text:p>
          </table:table-cell>
          <table:table-cell table:style-name="ce5" office:value-type="float" office:value="88.095" calcext:value-type="float">
            <text:p>88.095</text:p>
          </table:table-cell>
          <table:table-cell table:style-name="ce5" office:value-type="float" office:value="93.905" calcext:value-type="float">
            <text:p>93.905</text:p>
          </table:table-cell>
          <table:table-cell table:style-name="ce3" office:value-type="float" office:value="92.667" calcext:value-type="float">
            <text:p>92.667</text:p>
          </table:table-cell>
          <table:table-cell table:number-columns-repeated="1019"/>
        </table:table-row>
        <table:table-row table:style-name="ro1">
          <table:table-cell/>
          <table:table-cell table:style-name="ce3" office:value-type="float" office:value="83.524" calcext:value-type="float">
            <text:p>83.524</text:p>
          </table:table-cell>
          <table:table-cell table:style-name="ce5" office:value-type="float" office:value="85.81" calcext:value-type="float">
            <text:p>85.81</text:p>
          </table:table-cell>
          <table:table-cell table:style-name="ce5" office:value-type="float" office:value="93.81" calcext:value-type="float">
            <text:p>93.81</text:p>
          </table:table-cell>
          <table:table-cell table:style-name="ce3" office:value-type="float" office:value="94.571" calcext:value-type="float">
            <text:p>94.57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édia =</text:p>
          </table:table-cell>
          <table:table-cell table:style-name="ce4" table:formula="of:=SUM([.B3:.B12])/10" office:value-type="float" office:value="82.9239" calcext:value-type="float">
            <text:p>82.9239</text:p>
          </table:table-cell>
          <table:table-cell table:style-name="ce4" table:formula="of:=SUM([.C3:.C12])/10" office:value-type="float" office:value="87.1952" calcext:value-type="float">
            <text:p>87.1952</text:p>
          </table:table-cell>
          <table:table-cell table:style-name="ce4" table:formula="of:=SUM([.D3:.D12])/10" office:value-type="float" office:value="93.8382" calcext:value-type="float">
            <text:p>93.8382</text:p>
          </table:table-cell>
          <table:table-cell table:style-name="ce4" table:formula="of:=SUM([.E3:.E12])/10" office:value-type="float" office:value="93.3429" calcext:value-type="float">
            <text:p>93.3429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iff =</text:p>
          </table:table-cell>
          <table:table-cell table:style-name="ce6" table:formula="of:=[.C13]-[.B13]" office:value-type="float" office:value="4.27130000000001" calcext:value-type="float">
            <text:p>4.2713</text:p>
          </table:table-cell>
          <table:table-cell table:style-name="ce2" office:value-type="string" calcext:value-type="string">
            <text:p>Diff =</text:p>
          </table:table-cell>
          <table:table-cell table:style-name="ce6" table:formula="of:=[.E13]-[.D13]" office:value-type="float" office:value="-0.495299999999972" calcext:value-type="float">
            <text:p>-0.495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 calcext:value-type="string">
            <text:p>Diff =</text:p>
          </table:table-cell>
          <table:table-cell table:style-name="ce6" table:formula="of:=(SUM([.C3:.C13])/10)-(SUM([.D3:.D13])/10)" office:value-type="float" office:value="-7.30729999999997" calcext:value-type="float">
            <text:p>-7.307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/>
          <table:table-cell table:style-name="ce3" office:value-type="string" calcext:value-type="string">
            <text:p>Normalização 1</text:p>
          </table:table-cell>
          <table:table-cell table:style-name="ce3" office:value-type="float" office:value="90.476" calcext:value-type="float">
            <text:p>90.476</text:p>
          </table:table-cell>
          <table:table-cell table:style-name="ce3" office:value-type="float" office:value="90.095" calcext:value-type="float">
            <text:p>90.095</text:p>
          </table:table-cell>
          <table:table-cell table:style-name="ce3" office:value-type="float" office:value="91.524" calcext:value-type="float">
            <text:p>91.524</text:p>
          </table:table-cell>
          <table:table-cell table:style-name="ce3" office:value-type="float" office:value="93.333" calcext:value-type="float">
            <text:p>93.333</text:p>
          </table:table-cell>
          <table:table-cell table:style-name="ce3" office:value-type="float" office:value="89.905" calcext:value-type="float">
            <text:p>89.905</text:p>
          </table:table-cell>
          <table:table-cell table:style-name="ce3" table:formula="of:=SUM([.C19:.G19])/5" office:value-type="float" office:value="91.0666" calcext:value-type="float">
            <text:p>91.0666</text:p>
          </table:table-cell>
          <table:table-cell table:formula="of:=(100-[.H19])" office:value-type="float" office:value="8.93340000000001" calcext:value-type="float">
            <text:p>8.933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3" office:value-type="string" calcext:value-type="string">
            <text:p>Normalizacao 2</text:p>
          </table:table-cell>
          <table:table-cell table:number-columns-repeated="2" table:style-name="ce3" office:value-type="float" office:value="99.174" calcext:value-type="float">
            <text:p>99.174</text:p>
          </table:table-cell>
          <table:table-cell table:style-name="ce3" office:value-type="float" office:value="99.333" calcext:value-type="float">
            <text:p>99.333</text:p>
          </table:table-cell>
          <table:table-cell table:style-name="ce3" office:value-type="float" office:value="99.619" calcext:value-type="float">
            <text:p>99.619</text:p>
          </table:table-cell>
          <table:table-cell table:style-name="ce3" office:value-type="float" office:value="99.143" calcext:value-type="float">
            <text:p>99.143</text:p>
          </table:table-cell>
          <table:table-cell table:style-name="ce3" table:formula="of:=SUM([.C20:.G20])/5" office:value-type="float" office:value="99.2886" calcext:value-type="float">
            <text:p>99.2886</text:p>
          </table:table-cell>
          <table:table-cell table:formula="of:=(100-[.H20])" office:value-type="float" office:value="0.711399999999983" calcext:value-type="float">
            <text:p>0.7114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formula="of:=(100-[.H21])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3" office:value-type="string" calcext:value-type="string">
            <text:p>Normalização 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5.238" calcext:value-type="float">
            <text:p>95.238</text:p>
          </table:table-cell>
          <table:table-cell table:style-name="ce3" office:value-type="float" office:value="91.143" calcext:value-type="float">
            <text:p>91.143</text:p>
          </table:table-cell>
          <table:table-cell table:style-name="ce3" table:formula="of:=SUM([.C22:.G22])/5" office:value-type="float" office:value="92.8762" calcext:value-type="float">
            <text:p>92.8762</text:p>
          </table:table-cell>
          <table:table-cell table:formula="of:=(100-[.H22])" office:value-type="float" office:value="7.1238" calcext:value-type="float">
            <text:p>7.1238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Normalizacao 2</text:p>
          </table:table-cell>
          <table:table-cell table:style-name="ce3" office:value-type="float" office:value="99.429" calcext:value-type="float">
            <text:p>99.429</text:p>
          </table:table-cell>
          <table:table-cell table:style-name="ce3" office:value-type="float" office:value="99.169" calcext:value-type="float">
            <text:p>99.169</text:p>
          </table:table-cell>
          <table:table-cell table:number-columns-repeated="2" table:style-name="ce3" office:value-type="float" office:value="99.714" calcext:value-type="float">
            <text:p>99.714</text:p>
          </table:table-cell>
          <table:table-cell table:style-name="ce3" office:value-type="float" office:value="99.619" calcext:value-type="float">
            <text:p>99.619</text:p>
          </table:table-cell>
          <table:table-cell table:style-name="ce3" table:formula="of:=SUM([.C23:.G23])/5" office:value-type="float" office:value="99.529" calcext:value-type="float">
            <text:p>99.529</text:p>
          </table:table-cell>
          <table:table-cell table:formula="of:=(100-[.H23])" office:value-type="float" office:value="0.471000000000004" calcext:value-type="float">
            <text:p>0.471</text:p>
          </table:table-cell>
          <table:table-cell table:number-columns-repeated="1015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formula="of:=(100-[.H24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Normalização 1</text:p>
          </table:table-cell>
          <table:table-cell table:style-name="ce3" office:value-type="float" office:value="94.19" calcext:value-type="float">
            <text:p>94.19</text:p>
          </table:table-cell>
          <table:table-cell table:style-name="ce3" office:value-type="float" office:value="92.762" calcext:value-type="float">
            <text:p>92.762</text:p>
          </table:table-cell>
          <table:table-cell table:style-name="ce3" office:value-type="float" office:value="94.952" calcext:value-type="float">
            <text:p>94.952</text:p>
          </table:table-cell>
          <table:table-cell table:style-name="ce3" office:value-type="float" office:value="94.286" calcext:value-type="float">
            <text:p>94.286</text:p>
          </table:table-cell>
          <table:table-cell table:style-name="ce3" office:value-type="float" office:value="91.048" calcext:value-type="float">
            <text:p>91.048</text:p>
          </table:table-cell>
          <table:table-cell table:style-name="ce3" table:formula="of:=SUM([.C25:.G25])/5" office:value-type="float" office:value="93.4476" calcext:value-type="float">
            <text:p>93.4476</text:p>
          </table:table-cell>
          <table:table-cell table:formula="of:=(100-[.H25])" office:value-type="float" office:value="6.55240000000001" calcext:value-type="float">
            <text:p>6.5524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Normalizacao 2</text:p>
          </table:table-cell>
          <table:table-cell table:style-name="ce3" office:value-type="float" office:value="98.667" calcext:value-type="float">
            <text:p>98.667</text:p>
          </table:table-cell>
          <table:table-cell table:style-name="ce3" office:value-type="float" office:value="99.524" calcext:value-type="float">
            <text:p>99.524</text:p>
          </table:table-cell>
          <table:table-cell table:style-name="ce3" office:value-type="float" office:value="99.81" calcext:value-type="float">
            <text:p>99.81</text:p>
          </table:table-cell>
          <table:table-cell table:style-name="ce3" office:value-type="float" office:value="99.619" calcext:value-type="float">
            <text:p>99.619</text:p>
          </table:table-cell>
          <table:table-cell table:style-name="ce3" office:value-type="float" office:value="99.81" calcext:value-type="float">
            <text:p>99.81</text:p>
          </table:table-cell>
          <table:table-cell table:style-name="ce3" table:formula="of:=SUM([.C26:.G26])/5" office:value-type="float" office:value="99.486" calcext:value-type="float">
            <text:p>99.486</text:p>
          </table:table-cell>
          <table:table-cell table:formula="of:=(100-[.H26])" office:value-type="float" office:value="0.513999999999996" calcext:value-type="float">
            <text:p>0.514</text:p>
          </table:table-cell>
          <table:table-cell table:number-columns-repeated="1015"/>
        </table:table-row>
        <table:table-row table:style-name="ro1">
          <table:table-cell table:number-columns-repeated="10"/>
          <table:table-cell table:formula="of:=100-78.9" office:value-type="float" office:value="21.1" calcext:value-type="float">
            <text:p>21.1</text:p>
          </table:table-cell>
          <table:table-cell table:number-columns-repeated="101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 style:data-style-name="N2" text:time-value="02:11:57.605603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sta </meta:initial-creator>
    <meta:creation-date>2014-11-19T02:39:49.046747723</meta:creation-date>
    <dc:date>2014-11-25T03:51:28.294283681</dc:date>
    <dc:creator>costa </dc:creator>
    <meta:editing-duration>PT1H39M35S</meta:editing-duration>
    <meta:editing-cycles>3</meta:editing-cycles>
    <meta:generator>LibreOffice/4.2.7.2$Linux_X86_64 LibreOffice_project/420m0$Build-2</meta:generator>
    <meta:document-statistic meta:table-count="1" meta:cell-count="124" meta:object-count="0"/>
  </office:meta>
</office:document-meta>
</file>